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f4e5" officeooo:paragraph-rsid="0012f4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rapezoid - działa</text:p>
        </text:list-item>
        <text:list-item>
          <text:p text:style-name="P1">Kite – działa</text:p>
        </text:list-item>
        <text:list-item>
          <text:p text:style-name="P1">Tank – nie działa</text:p>
        </text:list-item>
        <text:list-item>
          <text:p text:style-name="P1">Car – działa jak usune górny kwadr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0:57:24.588000000</meta:creation-date>
    <dc:date>2024-09-09T20:58:42.428000000</dc:date>
    <meta:editing-duration>PT1M18S</meta:editing-duration>
    <meta:editing-cycles>1</meta:editing-cycles>
    <meta:document-statistic meta:table-count="0" meta:image-count="0" meta:object-count="0" meta:page-count="1" meta:paragraph-count="4" meta:word-count="18" meta:character-count="88" meta:non-whitespace-character-count="75"/>
    <meta:generator>LibreOffice/24.2.3.2$Windows_x86 LibreOffice_project/433d9c2ded56988e8a90e6b2e771ee4e6a5ab2ba</meta:generator>
  </office:meta>
</office:document-meta>
</file>